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automatic-styles>
    <style:style style:name="P1" style:family="paragraph" style:parent-style-name="Heading_20_2">
      <style:paragraph-properties fo:margin-top="0in" fo:margin-bottom="0in" loext:contextual-spacing="false" fo:line-height="100%"/>
    </style:style>
    <style:style style:name="P2" style:family="paragraph" style:parent-style-name="Heading_20_3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a5d93"/>
    </style:style>
    <style:style style:name="P3" style:family="paragraph" style:parent-style-name="Heading_20_3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c5bd8"/>
    </style:style>
    <style:style style:name="P4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a5d93"/>
    </style:style>
    <style:style style:name="P5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officeooo:paragraph-rsid="000c5bd8"/>
    </style:style>
    <style:style style:name="P6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color="#000000" fo:font-size="11pt" fo:font-weight="bold" officeooo:rsid="000c5bd8" officeooo:paragraph-rsid="000c5bd8" style:font-size-asian="11pt" style:font-weight-asian="bold" style:font-size-complex="11pt" style:font-weight-complex="bold"/>
    </style:style>
    <style:style style:name="P7" style:family="paragraph" style:parent-style-name="Heading_20_3">
      <style:paragraph-properties fo:margin-top="0.139in" fo:margin-bottom="0.0555in" loext:contextual-spacing="false" fo:line-height="100%">
        <style:tab-stops>
          <style:tab-stop style:position="7in" style:type="right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7in" style:type="right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officeooo:paragraph-rsid="000a4473"/>
    </style:style>
    <style:style style:name="P10" style:family="paragraph" style:parent-style-name="normal">
      <style:paragraph-properties fo:line-height="100%"/>
    </style:style>
    <style:style style:name="P11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officeooo:rsid="000a4473" officeooo:paragraph-rsid="000a4473"/>
    </style:style>
    <style:style style:name="P12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fo:font-weight="bold" officeooo:rsid="000a4473" officeooo:paragraph-rsid="000a4473" style:font-weight-asian="bold" style:font-weight-complex="bold"/>
    </style:style>
    <style:style style:name="P13" style:family="paragraph" style:parent-style-name="normal">
      <style:text-properties officeooo:paragraph-rsid="000a5d93"/>
    </style:style>
    <style:style style:name="P14" style:family="paragraph" style:parent-style-name="normal">
      <style:paragraph-properties fo:margin-top="0in" fo:margin-bottom="0.139in" loext:contextual-spacing="false" fo:line-height="100%"/>
    </style:style>
    <style:style style:name="P15" style:family="paragraph" style:parent-style-name="normal">
      <style:paragraph-properties fo:margin-top="0in" fo:margin-bottom="0.139in" loext:contextual-spacing="false" fo:line-height="100%">
        <style:tab-stops>
          <style:tab-stop style:position="7in" style:type="right"/>
        </style:tab-stops>
      </style:paragraph-properties>
    </style:style>
    <style:style style:name="P16" style:family="paragraph" style:parent-style-name="Heading_20_1" style:master-page-name="Standard">
      <style:paragraph-properties fo:margin-top="0in" fo:margin-bottom="0.0835in" loext:contextual-spacing="false" fo:line-height="100%" style:page-number="1"/>
    </style:style>
    <style:style style:name="P17" style:family="paragraph" style:parent-style-name="Standard">
      <style:text-properties fo:color="#4a4a4a" style:font-name="Arial" fo:font-size="12pt" style:font-name-asian="Arial1" style:font-size-asian="12pt" style:font-name-complex="Arial1" style:font-size-complex="12pt"/>
    </style:style>
    <style:style style:name="P18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fo:font-weight="bold" officeooo:rsid="000a4473" officeooo:paragraph-rsid="000a4473" style:font-weight-asian="bold"/>
    </style:style>
    <style:style style:name="P19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fo:font-weight="bold" style:font-weight-asian="bold"/>
    </style:style>
    <style:style style:name="P20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fo:font-weight="normal" officeooo:rsid="000a4473" officeooo:paragraph-rsid="000a4473" style:font-weight-asian="normal" style:font-weight-complex="normal"/>
    </style:style>
    <style:style style:name="P21" style:family="paragraph" style:parent-style-name="normal">
      <style:paragraph-properties>
        <style:tab-stops>
          <style:tab-stop style:position="6.5in" style:type="right"/>
        </style:tab-stops>
      </style:paragraph-properties>
      <style:text-properties officeooo:paragraph-rsid="000dbe39"/>
    </style:style>
    <style:style style:name="P22" style:family="paragraph" style:parent-style-name="normal">
      <style:paragraph-properties>
        <style:tab-stops>
          <style:tab-stop style:position="7in" style:type="right"/>
        </style:tab-stops>
      </style:paragraph-properties>
      <style:text-properties officeooo:paragraph-rsid="000a5d93"/>
    </style:style>
    <style:style style:name="P23" style:family="paragraph" style:parent-style-name="normal">
      <style:text-properties officeooo:paragraph-rsid="000fa73a"/>
    </style:style>
    <style:style style:name="P24" style:family="paragraph" style:parent-style-name="normal">
      <style:paragraph-properties fo:margin-top="0in" fo:margin-bottom="0.0555in" loext:contextual-spacing="false" fo:line-height="100%">
        <style:tab-stops>
          <style:tab-stop style:position="7in" style:type="right"/>
        </style:tab-stops>
      </style:paragraph-properties>
      <style:text-properties fo:font-weight="bold" officeooo:rsid="000a5d93" officeooo:paragraph-rsid="000a5d93" style:font-weight-asian="bold" style:font-weight-complex="bold"/>
    </style:style>
    <style:style style:name="P25" style:family="paragraph" style:parent-style-name="normal">
      <style:paragraph-properties fo:margin-top="0in" fo:margin-bottom="0in" loext:contextual-spacing="false" fo:line-height="100%">
        <style:tab-stops>
          <style:tab-stop style:position="7in" style:type="right"/>
        </style:tab-stops>
      </style:paragraph-properties>
      <style:text-properties fo:color="#000000" fo:font-size="11pt" fo:font-weight="bold" officeooo:rsid="000c5bd8" officeooo:paragraph-rsid="000c5bd8" style:font-size-asian="11pt" style:font-weight-asian="bold" style:font-size-complex="11pt" style:font-weight-complex="bold"/>
    </style:style>
    <style:style style:name="P26" style:family="paragraph" style:parent-style-name="normal">
      <style:paragraph-properties fo:margin-top="0in" fo:margin-bottom="0in" loext:contextual-spacing="false" fo:line-height="100%">
        <style:tab-stops>
          <style:tab-stop style:position="7in" style:type="right"/>
        </style:tab-stops>
      </style:paragraph-properties>
      <style:text-properties officeooo:paragraph-rsid="000c5bd8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4473" style:font-weight-asian="bold"/>
    </style:style>
    <style:style style:name="T3" style:family="text">
      <style:text-properties fo:font-weight="bold" officeooo:rsid="000a5d93" style:font-weight-asian="bold" style:font-weight-complex="bold"/>
    </style:style>
    <style:style style:name="T4" style:family="text">
      <style:text-properties fo:font-weight="bold" officeooo:rsid="000c5bd8" style:font-weight-asian="bold" style:font-weight-complex="bold"/>
    </style:style>
    <style:style style:name="T5" style:family="text">
      <style:text-properties fo:font-weight="bold" officeooo:rsid="000c5bd8" style:font-weight-asian="bold"/>
    </style:style>
    <style:style style:name="T6" style:family="text">
      <style:text-properties officeooo:rsid="000a447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4473" style:font-weight-asian="normal" style:font-weight-complex="normal"/>
    </style:style>
    <style:style style:name="T9" style:family="text">
      <style:text-properties fo:font-weight="normal" officeooo:rsid="000a5d93" style:font-weight-asian="normal" style:font-weight-complex="normal"/>
    </style:style>
    <style:style style:name="T10" style:family="text">
      <style:text-properties fo:font-weight="normal" officeooo:rsid="000c5bd8" style:font-weight-asian="normal" style:font-weight-complex="normal"/>
    </style:style>
    <style:style style:name="T11" style:family="text">
      <style:text-properties fo:font-weight="normal" officeooo:rsid="000dbe39" style:font-weight-asian="normal" style:font-weight-complex="normal"/>
    </style:style>
    <style:style style:name="T12" style:family="text">
      <style:text-properties officeooo:rsid="000a5d93"/>
    </style:style>
    <style:style style:name="T13" style:family="text">
      <style:text-properties fo:color="#434343" fo:font-size="14pt" fo:font-weight="bold" officeooo:rsid="000a5d93" style:font-size-asian="14pt" style:font-weight-asian="bold" style:font-size-complex="14pt" style:font-weight-complex="normal"/>
    </style:style>
    <style:style style:name="T14" style:family="text">
      <style:text-properties fo:color="#434343" fo:font-size="14pt" fo:font-weight="normal" officeooo:rsid="000c5bd8" style:font-size-asian="14pt" style:font-weight-asian="normal" style:font-size-complex="14pt" style:font-weight-complex="normal"/>
    </style:style>
    <style:style style:name="T15" style:family="text">
      <style:text-properties fo:color="#000000" fo:font-size="11pt" fo:font-weight="normal" officeooo:rsid="000dbe39" style:font-size-asian="11pt" style:font-weight-asian="normal" style:font-size-complex="11pt" style:font-weight-complex="normal"/>
    </style:style>
    <style:style style:name="T16" style:family="text">
      <style:text-properties officeooo:rsid="000dbe39"/>
    </style:style>
    <style:style style:name="T17" style:family="text">
      <style:text-properties fo:font-size="16pt" fo:font-weight="normal" officeooo:rsid="000a5d93" style:font-size-asian="16pt" style:font-weight-asian="normal" style:font-size-complex="16pt"/>
    </style:style>
    <style:style style:name="T18" style:family="text">
      <style:text-properties officeooo:rsid="000fa73a"/>
    </style: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23if62wk5gzr"/>Ben Gifford</text:p>
      <text:p text:style-name="P8">2888 Meadowbrook Blvd<text:tab/>mobile phone: 216-543-6646</text:p>
      <text:p text:style-name="P15">Cleveland Heights, OH 44118<text:tab/>email: <text:span text:style-name="T12">b</text:span>en<text:span text:style-name="T12">i</text:span>an<text:span text:style-name="T12">g</text:span>ifford@gmail.com</text:p>
      <text:p text:style-name="P1"><text:bookmark text:name="_izifj47ugex7"/>Overview</text:p>
      <text:p text:style-name="P10"><draw:rect text:anchor-type="as-char" style:rel-width="100%" draw:z-index="0" draw:style-name="gr1" draw:text-style-name="P27" svg:width="7.0004in" svg:height="0.0213in"><text:p/></draw:rect></text:p>
      <text:p text:style-name="P14">Ben Gifford is a hard-working, adventurous High-School <text:span text:style-name="T6">Graduate</text:span> looking to expand his work experience and contribute to a local company with his efforts. He is friendly, witty, punctual and ethical.</text:p>
      <text:p text:style-name="P1"><text:bookmark text:name="_jktyjzp8xwfl"/>Work, Training &amp; Experience</text:p>
      <text:p text:style-name="P13"><draw:rect text:anchor-type="as-char" style:rel-width="100%" draw:z-index="1" draw:style-name="gr1" draw:text-style-name="P27" svg:width="7.0004in" svg:height="0.0213in"><text:p/></draw:rect></text:p>
      <text:p text:style-name="P3"><text:span text:style-name="T5">CHHS</text:span><text:span text:style-name="T1">, </text:span><text:span text:style-name="T7">Cleveland </text:span><text:span text:style-name="T10">Heights</text:span><text:span text:style-name="T7">, Ohio</text:span><text:span text:style-name="T1"><text:tab/></text:span><text:span text:style-name="T7">‘</text:span><text:span text:style-name="T10">1</text:span><text:span text:style-name="T14">9-20 and ‘20-21 school years</text:span></text:p>
      <text:p text:style-name="P6"><text:span text:style-name="T6">20</text:span>19-21<text:span text:style-name="T6">-</text:span>ASE training program student</text:p>
      <text:p text:style-name="P25"><text:s text:c="4"/><text:span text:style-name="T7">Two school years spent in lab working on vehicles both school and customer owned</text:span></text:p>
      <text:p text:style-name="P25"><text:span text:style-name="T7"><text:s text:c="4"/></text:span><text:span text:style-name="T11">Passed the ASE Maintenance and light repair test</text:span></text:p>
      <text:p text:style-name="P26"><text:span text:style-name="T15"><text:s text:c="4"/>Passed the student level brakes, steering and suspension, electrical and electronic systems, engine repair, and automobile service technology ASE tests</text:span></text:p>
      <text:p text:style-name="P17"/>
      <text:p text:style-name="P2"><text:bookmark text:name="_7u3tw42q0afr"/><text:span text:style-name="T1">Lake Erie Council</text:span>, Cleveland, Ohio<text:tab/>Summer ‘1<text:span text:style-name="T12">7</text:span><text:span text:style-name="T6">-21</text:span></text:p>
      <text:p text:style-name="P9"><text:span text:style-name="T2">2021-C.O</text:span><text:span text:style-name="T5">.P</text:span><text:span text:style-name="T2">.E/Climbing instructor and Merit Badge counselor</text:span></text:p>
      <text:p text:style-name="P22"><text:span text:style-name="T2"><text:s text:c="5"/></text:span><text:span text:style-name="T9">Eight weeks as a climbing instructor and a lifeguard and cooking instructor as needed</text:span></text:p>
      <text:p text:style-name="P18">2020-Lifeguard and Merit Badge counselor</text:p>
      <text:p text:style-name="P9"><text:span text:style-name="T2"><text:s text:c="4"/></text:span><text:span text:style-name="T8">Six weeks as a canoeing, kayaking, and paddleboard instructor at the camp’s lake</text:span></text:p>
      <text:p text:style-name="P8"><text:span text:style-name="T2">2019-</text:span><text:span text:style-name="T1">Lifeguard and Merit Badge counselor</text:span></text:p>
      <text:p text:style-name="P8"><text:span text:style-name="T1"><text:s text:c="4"/></text:span><text:span text:style-name="T8">Eight weeks as a canoeing, kayaking, paddleboard, and sailing instructor at the camp’s lake</text:span></text:p>
      <text:p text:style-name="P18">2018-Lifegaurd and Merit Badge counselor </text:p>
      <text:p text:style-name="P11"><text:span text:style-name="T1"><text:s text:c="4"/></text:span><text:span text:style-name="T7">Eight weeks as a swimming, lifesaving, and snorkeling instructor at the camp’s pool</text:span></text:p>
      <text:p text:style-name="P12">2017-Counselor in Training</text:p>
      <text:p text:style-name="P12"><text:s text:c="4"/><text:span text:style-name="T7">Three weeks as an archery and angling instructor</text:span></text:p>
      <text:p text:style-name="P20"/>
      <text:p text:style-name="P2"><text:span text:style-name="T13">City of Cleveland Heights</text:span><text:span text:style-name="T8">, Cleveland </text:span><text:span text:style-name="T9">Heights</text:span><text:span text:style-name="T8">, Ohio<text:tab/>Summer ‘1</text:span><text:span text:style-name="T9">9- Spring ‘20</text:span></text:p>
      <text:p text:style-name="P24">20<text:span text:style-name="T16">19-20</text:span>-Lifeguard and swim instructor</text:p>
      <text:p text:style-name="P4"><text:span text:style-name="T3"><text:s text:c="4"/></text:span><text:span text:style-name="T9">Worked during the winter through spring as a lifeguard opening and closing and teaching lessons</text:span></text:p>
      <text:p text:style-name="P5"><text:span text:style-name="T4"><text:s text:c="4"/></text:span><text:span text:style-name="T10">Worked through the year the indoor and outdoor pools as a lifeguard opening and closing and teaching lessons</text:span></text:p>
      <text:p text:style-name="P7"><text:bookmark text:name="_u0qfbcwi8hp7"/><text:span text:style-name="T1">National Youth Leadership Training</text:span><text:tab/>Summer ‘16</text:p>
      <text:p text:style-name="P19">Participant</text:p>
      <text:p text:style-name="P21">NYLT is a week-long, co-ed resident leadership experience designed to teach, in the context of working teams, communication, team development, leadership styles, goal-setting and problem solving. </text:p>
      <text:p text:style-name="P21"><text:span text:style-name="T17"/></text:p>
      <text:p text:style-name="P21"><text:span text:style-name="T17">Activities<text:tab/></text:span></text:p>
      <text:p text:style-name="normal"><draw:rect text:anchor-type="as-char" style:rel-width="100%" draw:z-index="2" draw:style-name="gr1" draw:text-style-name="P27" svg:width="7.0004in" svg:height="0.0213in"><text:p/></draw:rect><text:bookmark text:name="_7zatnrz2s0n8"/>Ben is currently a<text:span text:style-name="T12">n Eagle</text:span> Scout in Troop 403 (Cleveland Heights). </text:p>
      <text:p text:style-name="normal">In 2016, he was inducted into the Order of the Arrow (Boy Scouts’ National Honor Society) and <text:span text:style-name="T12">has</text:span> <text:span text:style-name="T12">been</text:span> <text:span text:style-name="T12">called out for the vigil honor.</text:span></text:p>
      <text:p text:style-name="normal">Ben holds Red Cross CPR/AED <text:span text:style-name="T16">and BSA lifeguard and C.O.P.E. instructor </text:span>certifications.</text:p>
      <text:p text:style-name="P23"><text:span text:style-name="T18">District qualifier, two year captain, and four year varisty letter winner for the CHHS swim team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fo:color="#77448b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5in" fo:margin-left="0.75in" fo:margin-right="0.7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1T09:32:24.364265896</dc:date>
    <meta:editing-duration>PT36M</meta:editing-duration>
    <meta:editing-cycles>3</meta:editing-cycles>
    <meta:generator>LibreOffice/6.4.6.2$Linux_X86_64 LibreOffice_project/40$Build-2</meta:generator>
    <meta:print-date>2021-08-11T09:20:03.591566661</meta:print-date>
    <meta:document-statistic meta:table-count="0" meta:image-count="0" meta:object-count="0" meta:page-count="1" meta:paragraph-count="36" meta:word-count="343" meta:character-count="2364" meta:non-whitespace-character-count="2009"/>
  </office:meta>
</office:document-meta>
</file>